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f0a" officeooo:paragraph-rsid="0002579a"/>
    </style:style>
    <style:style style:name="P2" style:family="paragraph" style:parent-style-name="Standard">
      <style:text-properties officeooo:paragraph-rsid="0002579a"/>
    </style:style>
    <style:style style:name="P3" style:family="paragraph" style:parent-style-name="Standard">
      <style:text-properties officeooo:paragraph-rsid="000512b4"/>
    </style:style>
    <style:style style:name="P4" style:family="paragraph" style:parent-style-name="Standard">
      <style:text-properties officeooo:rsid="000620fb" officeooo:paragraph-rsid="000620fb"/>
    </style:style>
    <style:style style:name="P5" style:family="paragraph" style:parent-style-name="Standard">
      <style:text-properties officeooo:rsid="00062dab" officeooo:paragraph-rsid="00062dab"/>
    </style:style>
    <style:style style:name="P6" style:family="paragraph" style:parent-style-name="Standard">
      <style:text-properties officeooo:rsid="00062dab" officeooo:paragraph-rsid="0007723d"/>
    </style:style>
    <style:style style:name="P7" style:family="paragraph" style:parent-style-name="Standard">
      <style:text-properties officeooo:paragraph-rsid="00062dab"/>
    </style:style>
    <style:style style:name="P8" style:family="paragraph" style:parent-style-name="Standard">
      <style:text-properties officeooo:rsid="00074d15" officeooo:paragraph-rsid="00074d15"/>
    </style:style>
    <style:style style:name="P9" style:family="paragraph" style:parent-style-name="Standard">
      <style:text-properties officeooo:paragraph-rsid="0007723d"/>
    </style:style>
    <style:style style:name="P10" style:family="paragraph" style:parent-style-name="Standard">
      <style:text-properties officeooo:rsid="0008fb3d" officeooo:paragraph-rsid="0008fb3d"/>
    </style:style>
    <style:style style:name="P11" style:family="paragraph" style:parent-style-name="Standard">
      <style:text-properties officeooo:paragraph-rsid="000620fb"/>
    </style:style>
    <style:style style:name="P12" style:family="paragraph" style:parent-style-name="Standard">
      <style:text-properties officeooo:paragraph-rsid="0008fb3d"/>
    </style:style>
    <style:style style:name="T1" style:family="text">
      <style:text-properties officeooo:rsid="00013f0a"/>
    </style:style>
    <style:style style:name="T2" style:family="text">
      <style:text-properties officeooo:rsid="0002579a"/>
    </style:style>
    <style:style style:name="T3" style:family="text">
      <style:text-properties officeooo:rsid="00029caf"/>
    </style:style>
    <style:style style:name="T4" style:family="text">
      <style:text-properties officeooo:rsid="0003aba1"/>
    </style:style>
    <style:style style:name="T5" style:family="text">
      <style:text-properties officeooo:rsid="000512b4"/>
    </style:style>
    <style:style style:name="T6" style:family="text">
      <style:text-properties officeooo:rsid="000620fb"/>
    </style:style>
    <style:style style:name="T7" style:family="text">
      <style:text-properties officeooo:rsid="00062dab"/>
    </style:style>
    <style:style style:name="T8" style:family="text">
      <style:text-properties officeooo:rsid="00074d15"/>
    </style:style>
    <style:style style:name="T9" style:family="text">
      <style:text-properties officeooo:rsid="0007723d"/>
    </style:style>
    <style:style style:name="T10" style:family="text">
      <style:text-properties officeooo:rsid="0008fb3d"/>
    </style:style>
    <style:style style:name="T11" style:family="text">
      <style:text-properties officeooo:rsid="0009e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woman, Zoe Philpott, in the video start by telling us <text:span text:style-name="T2">she note</text:span><text:span text:style-name="T4">s</text:span><text:span text:style-name="T2"> the lack of women status.</text:span> </text:p>
      <text:p text:style-name="P2"><text:span text:style-name="T2">Then she tell</text:span><text:span text:style-name="T4">s</text:span><text:span text:style-name="T2"> us she worked in technology and she </text:span><text:span text:style-name="T4">notices</text:span><text:span text:style-name="T2"> women were in minority (14% of women). </text:span></text:p>
      <text:p text:style-name="P8">It’s more than 14% now, fortunately.</text:p>
      <text:p text:style-name="P1"/>
      <text:p text:style-name="P2"><text:span text:style-name="T3">Moreover, </text:span><text:span text:style-name="T4">she</text:span><text:span text:style-name="T3"> </text:span><text:span text:style-name="T4">exposes</text:span><text:span text:style-name="T2"> </text:span><text:span text:style-name="T1">the history of a woman </text:span><text:span text:style-name="T4">who</text:span><text:span text:style-name="T1"> lived in </text:span><text:span text:style-name="T4">the 1800s</text:span><text:span text:style-name="T1">. She invented </text:span><text:span text:style-name="T4">the first world computer program, the</text:span><text:span text:style-name="T1"> </text:span><text:span text:style-name="T4">A</text:span><text:span text:style-name="T1">nalytic</text:span><text:span text:style-name="T4">al</text:span><text:span text:style-name="T1"> </text:span><text:span text:style-name="T4">E</text:span><text:span text:style-name="T1">ngine </text:span><text:span text:style-name="T4">in 1843, but it was never built. Ada realized this analytical engine, </text:span><text:span text:style-name="T5">that it</text:span><text:span text:style-name="T4"> could be the tool of human imagination. </text:span><text:span text:style-name="T9">With this we can </text:span><text:span text:style-name="T11">make automatics things.</text:span></text:p>
      <text:p text:style-name="P2"/>
      <text:p text:style-name="P3"><text:span text:style-name="T5">She published </text:span><text:span text:style-name="T11">her works</text:span><text:span text:style-name="T5">, she sign it “AAL”. It was simply ignored </text:span><text:span text:style-name="T11">because she was a woman</text:span><text:span text:style-name="T5">. </text:span></text:p>
      <text:p text:style-name="P4">Then 100 years later, Alan Turing created a computer which crack<text:span text:style-name="T11">ed</text:span> Enigma code.</text:p>
      <text:p text:style-name="P11"><text:span text:style-name="T6">In 1950, her work </text:span><text:span text:style-name="T11">reappeared</text:span><text:span text:style-name="T6"> </text:span><text:span text:style-name="T11">thanks to</text:span><text:span text:style-name="T6"> </text:span><text:span text:style-name="T7">him when he was working on artificial intelligence.</text:span></text:p>
      <text:p text:style-name="P4"/>
      <text:p text:style-name="P7"><text:span text:style-name="T7">People was arguing about the fact that she was a woman and </text:span><text:span text:style-name="T11">they</text:span><text:span text:style-name="T7"> </text:span><text:span text:style-name="T11">want proof</text:span><text:span text:style-name="T7"> that she wrote it.</text:span></text:p>
      <text:p text:style-name="P5">While at the time, it was woman who programmed on Alan Turing’s machine.</text:p>
      <text:p text:style-name="P5"/>
      <text:p text:style-name="P6">In the 1960s, “<text:span text:style-name="T8">Amazing” Grace Hopper, </text:span><text:span text:style-name="T9">has the idea of using words in programming. </text:span></text:p>
      <text:p text:style-name="P9"><text:span text:style-name="T11">It</text:span><text:span text:style-name="T9"> seems totally normal to me to identify instructions and registers.</text:span></text:p>
      <text:p text:style-name="P6"/>
      <text:p text:style-name="P12"><text:span text:style-name="T10">Zoe Philpott created a show </text:span><text:span text:style-name="T11">to</text:span><text:span text:style-name="T10"> tell the history of Ada Lovelace with an LED dress that she control</text:span><text:span text:style-name="T11">s</text:span><text:span text:style-name="T10"> with her glove.</text:span></text:p>
      <text:p text:style-name="P10"/>
      <text:p text:style-name="P10">Ada Lovelace would not have succeeded without her husband and her moth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04T17:19:17.496000000</dc:date>
    <meta:editing-duration>PT20M55S</meta:editing-duration>
    <meta:editing-cycles>3</meta:editing-cycles>
    <meta:document-statistic meta:table-count="0" meta:image-count="0" meta:object-count="0" meta:page-count="1" meta:paragraph-count="13" meta:word-count="229" meta:character-count="1288" meta:non-whitespace-character-count="1068"/>
  </office:meta>
</office:document-meta>
</file>